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1.93mm"/>
    </style:style>
    <style:style style:name="co2" style:family="table-column">
      <style:table-column-properties fo:break-before="auto" style:column-width="69.16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Part 3 A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Amplitude (Q) (mV)</text:p>
          </table:table-cell>
          <table:table-cell office:value-type="string" calcext:value-type="string">
            <text:p>difference in the average power (dB)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.7" calcext:value-type="float">
            <text:p>3.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.06" calcext:value-type="float">
            <text:p>3.0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.38" calcext:value-type="float">
            <text:p>2.3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.04" calcext:value-type="float">
            <text:p>2.0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.04" calcext:value-type="float">
            <text:p>2.04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Part 3 B</text:p>
          </table:table-cell>
          <table:table-cell/>
        </table:table-row>
        <table:table-row table:style-name="ro1">
          <table:table-cell office:value-type="string" calcext:value-type="string">
            <text:p>Phase (Q)</text:p>
          </table:table-cell>
          <table:table-cell office:value-type="string" calcext:value-type="string">
            <text:p>difference in the average power (dB)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6.13" calcext:value-type="float">
            <text:p>6.13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6.1" calcext:value-type="float">
            <text:p>6.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.4" calcext:value-type="float">
            <text:p>4.4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4.1" calcext:value-type="float">
            <text:p>4.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.37" calcext:value-type="float">
            <text:p>2.37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2.72" calcext:value-type="float">
            <text:p>2.7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.7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.4" calcext:value-type="float">
            <text:p>1.4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6" calcext:value-type="float">
            <text:p>0.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8T09:12:55.804185661</meta:creation-date>
    <dc:date>2016-08-18T09:25:50.110356877</dc:date>
    <meta:editing-duration>PT12M55S</meta:editing-duration>
    <meta:editing-cycles>2</meta:editing-cycles>
    <meta:generator>LibreOffice/5.1.4.2$Linux_X86_64 LibreOffice_project/10m0$Build-2</meta:generator>
    <meta:document-statistic meta:table-count="1" meta:cell-count="34" meta:object-count="0"/>
  </office:meta>
</office:document-meta>
</file>